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70a" officeooo:paragraph-rsid="00146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<text:tab/>a) sin(deg2rad(60))/(2+3)</text:p>
      <text:p text:style-name="P1"><text:tab/>b) sqrt(1 + log(10))</text:p>
      <text:p text:style-name="P1"><text:tab/>c) exp(1).^2</text:p>
      <text:p text:style-name="P1"/>
      <text:p text:style-name="P1">2.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1:49:02.234871563</meta:creation-date>
    <dc:date>2022-10-13T22:23:55.837279039</dc:date>
    <meta:editing-duration>PT24M43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1" meta:paragraph-count="6" meta:word-count="10" meta:character-count="65" meta:non-whitespace-character-count="56"/>
  </office:meta>
</office:document-meta>
</file>